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53156287" text:style-name="L1">
        <text:list-item>
          <text:p text:style-name="P1">une liste accentuée</text:p>
          <text:list>
            <text:list-item>
              <text:p text:style-name="P1">un sous-élément</text:p>
            </text:list-item>
          </text:list>
        </text:list-item>
      </text:list>
      <text:p text:style-name="Standard"/>
      <text:list xml:id="list3302593031" text:style-name="L2">
        <text:list-item>
          <text:p text:style-name="P2">une liste numérotée</text:p>
        </text:list-item>
        <text:list-item>
          <text:p text:style-name="P2">et de deux !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03T12:07:08</meta:creation-date>
    <dc:date>2009-08-03T12:08:20</dc:date>
    <meta:editing-duration>PT00H01M13S</meta:editing-duration>
    <meta:editing-cycles>1</meta:editing-cycles>
    <meta:generator>LibreOffice/6.0.3.2$MacOSX_X86_64 LibreOffice_project/8f48d515416608e3a835360314dac7e47fd0b821</meta:generator>
    <meta:document-statistic meta:table-count="0" meta:image-count="0" meta:object-count="0" meta:page-count="1" meta:paragraph-count="4" meta:word-count="16" meta:character-count="71" meta:non-whitespace-character-count="63"/>
  </office:meta>
</office:document-meta>
</file>